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 style:font-family-generic="swiss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dd8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ddddd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">
      <style:table-cell-properties fo:background-color="#eeeee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">
      <style:table-cell-properties fo:background-color="transparent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2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4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1a1a1a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covered-table-cell table:style-name="ce1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What do you use open-source hardware for? (check all that apply)</text:p>
          </table:table-cell>
          <table:covered-table-cell table:style-name="ce2" office:value-type="string">
            <text:p>What do you use open-source hardware for? (check all that apply)</text:p>
          </table:covered-table-cell>
          <table:covered-table-cell table:style-name="ce2" office:value-type="string">
            <text:p>What do you use open-source hardware for? (check all that apply)</text:p>
          </table:covered-table-cell>
          <table:covered-table-cell table:style-name="ce2" office:value-type="string">
            <text:p>What do you use open-source hardware for? (check all that apply)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3" office:value-type="string">
            <text:p>Answer Options</text:p>
          </table:covered-table-cell>
          <table:table-cell table:style-name="ce12" office:value-type="string">
            <text:p>Response Percent</text:p>
          </table:table-cell>
          <table:table-cell table:style-name="ce12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As a finished product / complete device</text:p>
          </table:table-cell>
          <table:covered-table-cell table:style-name="ce4" office:value-type="string">
            <text:p>As a finished product / complete device</text:p>
          </table:covered-table-cell>
          <table:table-cell table:style-name="ce13" office:value-type="percentage" office:value="0.408">
            <text:p>40.8%</text:p>
          </table:table-cell>
          <table:table-cell table:style-name="ce14" office:value-type="float" office:value="670">
            <text:p>67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build personal / hobby projects</text:p>
          </table:table-cell>
          <table:covered-table-cell table:style-name="ce4" office:value-type="string">
            <text:p>To build personal / hobby projects</text:p>
          </table:covered-table-cell>
          <table:table-cell table:style-name="ce13" office:value-type="percentage" office:value="0.915">
            <text:p>91.5%</text:p>
          </table:table-cell>
          <table:table-cell table:style-name="ce14" office:value-type="float" office:value="1502">
            <text:p>1502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build professional / work projects</text:p>
          </table:table-cell>
          <table:covered-table-cell table:style-name="ce4" office:value-type="string">
            <text:p>To build professional / work projects</text:p>
          </table:covered-table-cell>
          <table:table-cell table:style-name="ce13" office:value-type="percentage" office:value="0.381">
            <text:p>38.1%</text:p>
          </table:table-cell>
          <table:table-cell table:style-name="ce14" office:value-type="float" office:value="626">
            <text:p>626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learn about electronics or hardware development</text:p>
          </table:table-cell>
          <table:covered-table-cell table:style-name="ce4" office:value-type="string">
            <text:p>To learn about electronics or hardware development</text:p>
          </table:covered-table-cell>
          <table:table-cell table:style-name="ce13" office:value-type="percentage" office:value="0.785">
            <text:p>78.5%</text:p>
          </table:table-cell>
          <table:table-cell table:style-name="ce14" office:value-type="float" office:value="1288">
            <text:p>128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To teach electronics or hardware development</text:p>
          </table:table-cell>
          <table:covered-table-cell table:style-name="ce4" office:value-type="string">
            <text:p>To teach electronics or hardware development</text:p>
          </table:covered-table-cell>
          <table:table-cell table:style-name="ce13" office:value-type="percentage" office:value="0.296">
            <text:p>29.6%</text:p>
          </table:table-cell>
          <table:table-cell table:style-name="ce14" office:value-type="float" office:value="485">
            <text:p>485</text:p>
          </table:table-cell>
          <table:table-cell/>
          <table:table-cell>
            <draw:frame table:end-cell-address="'Question 1'.L28" table:end-x="0.0591in" table:end-y="0.0008in" draw:z-index="0" draw:name="Chart 1" draw:style-name="gr1" svg:width="3.5709in" svg:height="4.0043in" svg:x="0.7016in" svg:y="0.0004in">
              <draw:object draw:notify-on-update-of-ranges="'Question 1'.A4:'Question 1'.A8 'Question 1'.C4:'Question 1'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4" office:value-type="string" table:number-columns-spanned="3" table:number-rows-spanned="1">
            <text:p>Other (please specify)</text:p>
          </table:table-cell>
          <table:covered-table-cell table:style-name="ce4" office:value-type="string">
            <text:p>Other (please specify)</text:p>
          </table:covered-table-cell>
          <table:covered-table-cell table:style-name="ce4" office:value-type="float" office:value="51">
            <text:p>51</text:p>
          </table:covered-table-cell>
          <table:table-cell table:style-name="ce15" office:value-type="float" office:value="51">
            <text:p>51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5" office:value-type="string">
            <text:p>answered question</text:p>
          </table:covered-table-cell>
          <table:covered-table-cell table:style-name="ce5" office:value-type="float" office:value="1641">
            <text:p>1641</text:p>
          </table:covered-table-cell>
          <table:table-cell table:style-name="ce16" office:value-type="float" office:value="1641">
            <text:p>1641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6" office:value-type="string">
            <text:p>skipped question</text:p>
          </table:covered-table-cell>
          <table:covered-table-cell table:style-name="ce6" office:value-type="float" office:value="450">
            <text:p>450</text:p>
          </table:covered-table-cell>
          <table:table-cell table:style-name="ce17" office:value-type="float" office:value="450">
            <text:p>450</text:p>
          </table:table-cell>
          <table:table-cell table:number-columns-repeated="1020"/>
        </table:table-row>
        <table:table-row table:style-name="ro5">
          <table:table-cell table:style-name="Default"/>
          <table:table-cell table:number-columns-repeated="1023"/>
        </table:table-row>
        <table:table-row table:style-name="ro5">
          <table:table-cell table:style-name="ce7" office:value-type="string">
            <text:p>Number</text:p>
          </table:table-cell>
          <table:table-cell table:style-name="ce7" office:value-type="string">
            <text:p>Other (please specify)</text:p>
          </table:table-cell>
          <table:table-cell table:style-name="ce7" office:value-type="string">
            <text:p>Categories</text:p>
          </table:table-cell>
          <table:table-cell table:number-columns-repeated="1021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Fixing, debugging and reverse-engineering closed-source hardware.</text:p>
          </table:table-cell>
          <table:table-cell table:number-columns-repeated="1022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Games, data logging.</text:p>
          </table:table-cell>
          <table:table-cell table:number-columns-repeated="1022"/>
        </table:table-row>
        <table:table-row table:style-name="ro5">
          <table:table-cell office:value-type="float" office:value="3">
            <text:p>3</text:p>
          </table:table-cell>
          <table:table-cell office:value-type="string">
            <text:p>as a prototyping platform and to create "what we want to do"-demos of later specially designed products.</text:p>
          </table:table-cell>
          <table:table-cell table:number-columns-repeated="102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To prototype design solutions quickly: sketching/drafting in hardware</text:p>
          </table:table-cell>
          <table:table-cell table:number-columns-repeated="1022"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In my case - the Engine Monitoring System (EMS) for the Voyager aircraft, 1986 (http://en.wikipedia.org/wiki/Rutan_Voyager).</text:p>
          </table:table-cell>
          <table:table-cell table:number-columns-repeated="1022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Open-source is a way of thinking.</text:p>
          </table:table-cell>
          <table:table-cell table:number-columns-repeated="1022"/>
        </table:table-row>
        <table:table-row table:style-name="ro6">
          <table:table-cell office:value-type="float" office:value="7">
            <text:p>7</text:p>
          </table:table-cell>
          <table:table-cell table:style-name="ce10" office:value-type="string">
            <text:p>• Self learning and homeschooling with my 2 children.</text:p>
            <text:p>• Workshops with my college design students.</text:p>
          </table:table-cell>
          <table:table-cell table:number-columns-repeated="1022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As part of my own research project</text:p>
          </table:table-cell>
          <table:table-cell table:number-columns-repeated="1022"/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given an opportunity I use OSH in preference to closed-source</text:p>
          </table:table-cell>
          <table:table-cell table:number-columns-repeated="1022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to have fun</text:p>
          </table:table-cell>
          <table:table-cell table:number-columns-repeated="1022"/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To develop open source software to support the hardware.</text:p>
          </table:table-cell>
          <table:table-cell table:number-columns-repeated="1022"/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Philanthropic activities.</text:p>
          </table:table-cell>
          <table:table-cell table:number-columns-repeated="1022"/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TO HAVE FUN :)</text:p>
          </table:table-cell>
          <table:table-cell table:number-columns-repeated="1022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more recently we study the OSH trends to know what other tools are being used to help us stay nimble and up-to-date</text:p>
          </table:table-cell>
          <table:table-cell table:number-columns-repeated="1022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School (Physics) projects.</text:p>
          </table:table-cell>
          <table:table-cell table:number-columns-repeated="1022"/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I plan on building robotics kits for my Lawnbot400 and SegBot, but have not yet.</text:p>
          </table:table-cell>
          <table:table-cell table:number-columns-repeated="1022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Research prototyping</text:p>
          </table:table-cell>
          <table:table-cell table:number-columns-repeated="1022"/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As benchmarks for my EDA tools</text:p>
          </table:table-cell>
          <table:table-cell table:number-columns-repeated="1022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As a school project</text:p>
          </table:table-cell>
          <table:table-cell table:number-columns-repeated="1022"/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As reference design.</text:p>
          </table:table-cell>
          <table:table-cell table:number-columns-repeated="1022"/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prototyping</text:p>
          </table:table-cell>
          <table:table-cell table:number-columns-repeated="1022"/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to prototype devices in a research lab</text:p>
          </table:table-cell>
          <table:table-cell table:number-columns-repeated="1022"/>
        </table:table-row>
        <table:table-row table:style-name="ro5">
          <table:table-cell office:value-type="float" office:value="23">
            <text:p>23</text:p>
          </table:table-cell>
          <table:table-cell office:value-type="string">
            <text:p>Commissioned work also.</text:p>
          </table:table-cell>
          <table:table-cell table:number-columns-repeated="1022"/>
        </table:table-row>
        <table:table-row table:style-name="ro5">
          <table:table-cell office:value-type="float" office:value="24">
            <text:p>24</text:p>
          </table:table-cell>
          <table:table-cell office:value-type="string">
            <text:p>To build artworks.</text:p>
          </table:table-cell>
          <table:table-cell table:number-columns-repeated="1022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As a core element of my business</text:p>
          </table:table-cell>
          <table:table-cell table:number-columns-repeated="1022"/>
        </table:table-row>
        <table:table-row table:style-name="ro5">
          <table:table-cell office:value-type="float" office:value="26">
            <text:p>26</text:p>
          </table:table-cell>
          <table:table-cell office:value-type="string">
            <text:p>Prototyping</text:p>
          </table:table-cell>
          <table:table-cell table:number-columns-repeated="1022"/>
        </table:table-row>
        <table:table-row table:style-name="ro5">
          <table:table-cell office:value-type="float" office:value="27">
            <text:p>27</text:p>
          </table:table-cell>
          <table:table-cell office:value-type="string">
            <text:p>I usually use open source during prototyping and switch to something less expensive if I need to produce a group of something</text:p>
          </table:table-cell>
          <table:table-cell table:number-columns-repeated="1022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make research using sensors and open hardware platforms for data acquisition/transmission</text:p>
          </table:table-cell>
          <table:table-cell table:number-columns-repeated="1022"/>
        </table:table-row>
        <table:table-row table:style-name="ro5">
          <table:table-cell office:value-type="float" office:value="29">
            <text:p>29</text:p>
          </table:table-cell>
          <table:table-cell office:value-type="string">
            <text:p>I checked "as a finished product" but for the most part I don't use open-hardware as is, making small to large modifications to exactly fit my needs. It's very nice that I'm able to do that, and of course I share my work and source the original project both as a means of payment for the information and the hope that I can save someone else some time.</text:p>
          </table:table-cell>
          <table:table-cell table:number-columns-repeated="1022"/>
        </table:table-row>
        <table:table-row table:style-name="ro5">
          <table:table-cell office:value-type="float" office:value="30">
            <text:p>30</text:p>
          </table:table-cell>
          <table:table-cell office:value-type="string">
            <text:p>To equip shops, small factories and schools with the most commonly used machine tools. They can be built by mechanics, using common tools, concrete and scrap metal.</text:p>
          </table:table-cell>
          <table:table-cell table:number-columns-repeated="1022"/>
        </table:table-row>
        <table:table-row table:style-name="ro5">
          <table:table-cell table:style-name="ce9" office:value-type="float" office:value="31">
            <text:p>31</text:p>
          </table:table-cell>
          <table:table-cell table:style-name="ce11" office:value-type="string">
            <text:p>I am also a open source hardware vendor for Brazilian market [part of this response<text:span text:style-name="T1"> </text:span><text:span text:style-name="T1">contained information that may identify the respondent and was removed to protect their </text:span><text:span text:style-name="T1">anonymity</text:span><text:span text:style-name="T2">]</text:span></text:p>
          </table:table-cell>
          <table:table-cell table:style-name="ce11" table:number-columns-repeated="1022"/>
        </table:table-row>
        <table:table-row table:style-name="ro5">
          <table:table-cell office:value-type="float" office:value="32">
            <text:p>32</text:p>
          </table:table-cell>
          <table:table-cell office:value-type="string">
            <text:p>Building systems for scientific research</text:p>
          </table:table-cell>
          <table:table-cell table:number-columns-repeated="1022"/>
        </table:table-row>
        <table:table-row table:style-name="ro5">
          <table:table-cell office:value-type="float" office:value="33">
            <text:p>33</text:p>
          </table:table-cell>
          <table:table-cell office:value-type="string">
            <text:p>to create art</text:p>
          </table:table-cell>
          <table:table-cell table:number-columns-repeated="1022"/>
        </table:table-row>
        <table:table-row table:style-name="ro5">
          <table:table-cell office:value-type="float" office:value="34">
            <text:p>34</text:p>
          </table:table-cell>
          <table:table-cell office:value-type="string">
            <text:p>Achademic project</text:p>
          </table:table-cell>
          <table:table-cell table:number-columns-repeated="1022"/>
        </table:table-row>
        <table:table-row table:style-name="ro5">
          <table:table-cell office:value-type="float" office:value="35">
            <text:p>35</text:p>
          </table:table-cell>
          <table:table-cell office:value-type="string">
            <text:p>To prototype solutions.</text:p>
          </table:table-cell>
          <table:table-cell table:number-columns-repeated="1022"/>
        </table:table-row>
        <table:table-row table:style-name="ro7">
          <table:table-cell office:value-type="float" office:value="36">
            <text:p>36</text:p>
          </table:table-cell>
          <table:table-cell table:style-name="ce10" office:value-type="string">
            <text:p>Historically, I used open source implementations of Wishbone and I2C to learn about the protocols to design my own modules for work.</text:p>
            <text:p/>
            <text:p>These days I'm looking at open source hardware from a hobby perspective: I'd like to make an open source beer brewery, complete with real-time data accessible via HTTP</text:p>
          </table:table-cell>
          <table:table-cell table:number-columns-repeated="1022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As solid evidence that the free (as in freedom!) model of inventing and developing stuff works.</text:p>
          </table:table-cell>
          <table:table-cell table:number-columns-repeated="1022"/>
        </table:table-row>
        <table:table-row table:style-name="ro5">
          <table:table-cell office:value-type="float" office:value="38">
            <text:p>38</text:p>
          </table:table-cell>
          <table:table-cell office:value-type="string">
            <text:p>I look at the designs as case studies. <text:s/>Haven't implemented anything yet.</text:p>
          </table:table-cell>
          <table:table-cell table:number-columns-repeated="1022"/>
        </table:table-row>
        <table:table-row table:style-name="ro5">
          <table:table-cell office:value-type="float" office:value="39">
            <text:p>39</text:p>
          </table:table-cell>
          <table:table-cell office:value-type="string">
            <text:p>Forward appropriate posts to Disability lists, get ideas and contribute my own.</text:p>
          </table:table-cell>
          <table:table-cell table:number-columns-repeated="1022"/>
        </table:table-row>
        <table:table-row table:style-name="ro5">
          <table:table-cell office:value-type="float" office:value="40">
            <text:p>40</text:p>
          </table:table-cell>
          <table:table-cell office:value-type="string">
            <text:p>For degree course dissertation</text:p>
          </table:table-cell>
          <table:table-cell table:number-columns-repeated="1022"/>
        </table:table-row>
        <table:table-row table:style-name="ro5">
          <table:table-cell office:value-type="float" office:value="41">
            <text:p>41</text:p>
          </table:table-cell>
          <table:table-cell office:value-type="string">
            <text:p>To establish a knowledge base and prevent people from re-inventing the wheel on separate projects</text:p>
          </table:table-cell>
          <table:table-cell table:number-columns-repeated="1022"/>
        </table:table-row>
        <table:table-row table:style-name="ro5">
          <table:table-cell office:value-type="float" office:value="42">
            <text:p>42</text:p>
          </table:table-cell>
          <table:table-cell office:value-type="string">
            <text:p>To see if others have a better way of doing something.</text:p>
          </table:table-cell>
          <table:table-cell table:number-columns-repeated="1022"/>
        </table:table-row>
        <table:table-row table:style-name="ro5">
          <table:table-cell office:value-type="float" office:value="43">
            <text:p>43</text:p>
          </table:table-cell>
          <table:table-cell office:value-type="string">
            <text:p>To better society through independence (as opposed to suffering under forms of dependence)</text:p>
          </table:table-cell>
          <table:table-cell table:number-columns-repeated="1022"/>
        </table:table-row>
        <table:table-row table:style-name="ro5">
          <table:table-cell office:value-type="float" office:value="44">
            <text:p>44</text:p>
          </table:table-cell>
          <table:table-cell office:value-type="string">
            <text:p>Prototyping cheaply to test out ideas</text:p>
          </table:table-cell>
          <table:table-cell table:number-columns-repeated="1022"/>
        </table:table-row>
        <table:table-row table:style-name="ro5">
          <table:table-cell office:value-type="float" office:value="45">
            <text:p>45</text:p>
          </table:table-cell>
          <table:table-cell office:value-type="string">
            <text:p>I really do all of the above!</text:p>
          </table:table-cell>
          <table:table-cell table:number-columns-repeated="1022"/>
        </table:table-row>
        <table:table-row table:style-name="ro5">
          <table:table-cell office:value-type="float" office:value="46">
            <text:p>46</text:p>
          </table:table-cell>
          <table:table-cell office:value-type="string">
            <text:p>To perform some security audit with hardware tools</text:p>
          </table:table-cell>
          <table:table-cell table:number-columns-repeated="1022"/>
        </table:table-row>
        <table:table-row table:style-name="ro5">
          <table:table-cell office:value-type="float" office:value="47">
            <text:p>47</text:p>
          </table:table-cell>
          <table:table-cell office:value-type="string">
            <text:p>Art Installation.</text:p>
          </table:table-cell>
          <table:table-cell table:number-columns-repeated="1022"/>
        </table:table-row>
        <table:table-row table:style-name="ro5">
          <table:table-cell office:value-type="float" office:value="48">
            <text:p>48</text:p>
          </table:table-cell>
          <table:table-cell office:value-type="string">
            <text:p>"Open source hardware"? I use the TAPR Open Hardware license..</text:p>
          </table:table-cell>
          <table:table-cell table:number-columns-repeated="1022"/>
        </table:table-row>
        <table:table-row table:style-name="ro5">
          <table:table-cell office:value-type="float" office:value="49">
            <text:p>49</text:p>
          </table:table-cell>
          <table:table-cell office:value-type="string">
            <text:p>Make robotic creatures</text:p>
          </table:table-cell>
          <table:table-cell table:number-columns-repeated="1022"/>
        </table:table-row>
        <table:table-row table:style-name="ro5">
          <table:table-cell office:value-type="float" office:value="50">
            <text:p>50</text:p>
          </table:table-cell>
          <table:table-cell office:value-type="string">
            <text:p>Rapid prototyping, art installations, performance interfaces, etc...</text:p>
          </table:table-cell>
          <table:table-cell table:number-columns-repeated="1022"/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I don't actually use open-source hardware, but I want to.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 style:font-family-generic="swiss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percentage-style style:name="N121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2/25/2013</text:date>, <text:time>10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Catarina Mota</dc:creator>
    <dc:date>2013-02-25T10:53:06</dc:date>
    <meta:editing-cycles>2</meta:editing-cycles>
    <meta:editing-duration>PT00H03M30S</meta:editing-duration>
    <meta:generator>NeoOffice/3.3$Unix OpenOffice.org_project/Patch 0</meta:generator>
    <meta:document-statistic meta:table-count="1" meta:cell-count="1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1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12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graphic-properties draw:stroke="none" svg:stroke-width="0cm" svg:stroke-color="#000000" svg:stroke-opacity="100%" draw:fill="solid" draw:fill-color="#eeeeee" draw:opacity="100%"/>
    </style:style>
    <style:style style:name="ch9" style:family="chart">
      <style:graphic-properties draw:fill-color="#d9d9d9"/>
    </style:style>
  </office:automatic-styles>
  <office:body>
    <office:chart>
      <chart:chart svg:width="9.071cm" svg:height="9.379cm" chart:class="chart:bar" chart:style-name="ch1">
        <chart:title svg:x="-0.607cm" svg:y="0.188cm" chart:style-name="ch2">
          <text:p>What do you use open-source hardware for? (check all that apply)</text:p>
        </chart:title>
        <chart:plot-area chart:style-name="ch3" table:cell-range-address="'Question 1'.A4:'Question 1'.A8 'Question 1'.C4:'Question 1'.C8" chart:data-source-has-labels="column" svg:x="0.181cm" svg:y="0.772cm" svg:width="8.709cm" svg:height="8.42cm">
          <chart:axis chart:dimension="x" chart:name="primary-x" chart:style-name="ch4">
            <chart:categories table:cell-range-address="'Question 1'.A4:'Question 1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uestion 1'.C4:'Question 1'.C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8">As a finished product / complete device</text:p>
              </table:table-cell>
              <table:table-cell office:value-type="float" office:value="0.408">
                <text:p text:id="'Question 1'.C4:'Question 1'.C8">0.408</text:p>
              </table:table-cell>
            </table:table-row>
            <table:table-row>
              <table:table-cell office:value-type="string">
                <text:p>To build personal / hobby projects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To build professional / work projects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string">
                <text:p>To learn about electronics or hardware development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To teach electronics or hardware development</text:p>
              </table:table-cell>
              <table:table-cell office:value-type="float" office:value="0.296">
                <text:p>0.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